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acklog</text:p>
          </table:table-cell>
          <table:table-cell office:value-type="string" calcext:value-type="string">
            <text:p>Sprint</text:p>
          </table:table-cell>
          <table:table-cell/>
        </table:table-row>
        <table:table-row table:style-name="ro1">
          <table:table-cell table:style-name="ce1" office:value-type="date" office:date-value="2023-09-16" calcext:value-type="date">
            <text:p>16/09/23</text:p>
          </table:table-cell>
          <table:table-cell table:number-columns-repeated="2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1" office:value-type="date" office:date-value="2023-10-07" calcext:value-type="date">
            <text:p>07/10/23</text:p>
          </table:table-cell>
          <table:table-cell table:formula="of:=[.B2]-[.$B$12]" office:value-type="float" office:value="60.8" calcext:value-type="float">
            <text:p>60,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date" office:date-value="2023-10-27" calcext:value-type="date">
            <text:p>27/10/23</text:p>
          </table:table-cell>
          <table:table-cell table:formula="of:=[.B3]-[.$B$12]" office:value-type="float" office:value="45.6" calcext:value-type="float">
            <text:p>45,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date" office:date-value="2023-11-23" calcext:value-type="date">
            <text:p>23/11/23</text:p>
          </table:table-cell>
          <table:table-cell table:formula="of:=[.B4]-[.$B$12]" office:value-type="float" office:value="30.4" calcext:value-type="float">
            <text:p>30,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1" office:value-type="date" office:date-value="2023-12-22" calcext:value-type="date">
            <text:p>22/12/23</text:p>
          </table:table-cell>
          <table:table-cell table:formula="of:=[.B5]-[.$B$12]" office:value-type="float" office:value="15.2" calcext:value-type="float">
            <text:p>15,2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19" calcext:value-type="date">
            <text:p>19/01/24</text:p>
          </table:table-cell>
          <table:table-cell table:formula="of:=[.B6]-[.$B$12]" office:value-type="float" office:value="0" calcext:value-type="float">
            <text:p>0</text:p>
          </table:table-cell>
          <table:table-cell/>
          <table:table-cell>
            <draw:frame table:end-cell-address="Feuille1.L28" table:end-x="0.093cm" table:end-y="0.072cm" draw:z-index="0" draw:style-name="gr1" draw:text-style-name="P1" svg:width="16.022cm" svg:height="9.448cm" svg:x="2.142cm" svg:y="0.107cm">
              <draw:object draw:notify-on-update-of-ranges="Feuille1.A2:Feuille1.A7 Feuille1.B1:Feuille1.B1 Feuille1.B2:Feuille1.B7 Feuille1.C1:Feuille1.C1 Feuille1.C2:Feuille1.C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formula="of:=76/5" office:value-type="float" office:value="15.2" calcext:value-type="float">
            <text:p>15,2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hony williame</meta:initial-creator>
    <meta:creation-date>2023-09-18T10:36:19.22</meta:creation-date>
    <dc:date>2023-11-06T16:53:59.334659059</dc:date>
    <meta:editing-duration>PT32M21S</meta:editing-duration>
    <meta:editing-cycles>6</meta:editing-cycles>
    <meta:generator>LibreOffice/7.4.7.2$Linux_X86_64 LibreOffice_project/40$Build-2</meta:generator>
    <meta:document-statistic meta:table-count="3" meta:cell-count="1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21cm" xlink:href=".." xlink:type="simple" chart:class="chart:line" chart:style-name="ch1">
        <chart:legend chart:legend-position="end" svg:x="13.482cm" svg:y="3.962cm" style:legend-expansion="high" chart:style-name="ch2"/>
        <chart:plot-area chart:style-name="ch3" table:cell-range-address="Feuille1.A1:Feuille1.C7" chart:data-source-has-labels="both" svg:x="0.32cm" svg:y="0.18cm" svg:width="12.842cm" svg:height="8.661cm">
          <chart:coordinate-region svg:x="1.398cm" svg:y="0.379cm" svg:width="11.764cm" svg:height="6.996cm"/>
          <chart:axis chart:dimension="x" chart:name="primary-x" chart:style-name="ch4" chartooo:axis-type="auto">
            <chartooo:date-scale/>
            <chart:categories table:cell-range-address="Feuille1.A2:Feuille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7" chart:label-cell-address="Feuille1.B1:Feuille1.B1" chart:class="chart:line">
            <chart:data-point chart:repeated="6"/>
          </chart:series>
          <chart:series chart:style-name="ch8" chart:values-cell-range-address="Feuille1.C2:Feuille1.C7" chart:label-cell-address="Feuille1.C1:Feuille1.C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log</text:p>
                <draw:g>
                  <svg:desc>Feuille1.B1:Feuille1.B1</svg:desc>
                </draw:g>
              </table:table-cell>
              <table:table-cell office:value-type="string">
                <text:p>Sprint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4820">
                <text:p>44820</text:p>
                <draw:g>
                  <svg:desc>Feuille1.A2:Feuille1.A7</svg:desc>
                </draw:g>
              </table:table-cell>
              <table:table-cell office:value-type="float" office:value="76">
                <text:p>76</text:p>
                <draw:g>
                  <svg:desc>Feuille1.B2:Feuille1.B7</svg:desc>
                </draw:g>
              </table:table-cell>
              <table:table-cell office:value-type="float" office:value="76">
                <text:p>76</text:p>
                <draw:g>
                  <svg:desc>Feuille1.C2:Feuille1.C7</svg:desc>
                </draw:g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60.8">
                <text:p>60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45.6">
                <text:p>45.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888">
                <text:p>44888</text:p>
              </table:table-cell>
              <table:table-cell office:value-type="float" office:value="30.4">
                <text:p>30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912">
                <text:p>4491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dk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